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7 – Invitar amigos</text:p>
      <text:p text:style-name="P1"><draw:ellipse text:anchor-type="paragraph" draw:z-index="0" draw:style-name="gr1" draw:text-style-name="P14" svg:width="0.927cm" svg:height="0.768cm" svg:x="5.364cm" svg:y="0.714cm"><text:p/></draw:ellipse><draw:line text:anchor-type="paragraph" draw:z-index="2" draw:style-name="gr1" draw:text-style-name="P14" svg:x1="4.544cm" svg:y1="0.794cm" svg:x2="4.544cm" svg:y2="1.588cm"><text:p/></draw:line></text:p>
      <text:p text:style-name="P3"><draw:line text:anchor-type="paragraph" draw:z-index="1" draw:style-name="gr1" draw:text-style-name="P14" svg:x1="5.364cm" svg:y1="0.189cm" svg:x2="4.544cm" svg:y2="0.189cm"><text:p/></draw:line>Clase Interfaz <text:s text:c="4"/></text:p>
      <text:p text:style-name="P3"/>
      <text:p text:style-name="P3"/>
      <text:list xml:id="list2156270612" text:style-name="L1">
        <text:list-item>
          <text:p text:style-name="P8">Buscador de amigos</text:p>
          <text:list>
            <text:list-item>
              <text:list>
                <text:list-header>
                  <text:p text:style-name="P10">Presentación de los distintos metodos de busqueda del supuesto nuevo “amigo” </text:p>
                </text:list-header>
              </text:list>
            </text:list-item>
          </text:list>
        </text:list-item>
        <text:list-item>
          <text:p text:style-name="P8">Listar usuarios</text:p>
        </text:list-item>
      </text:list>
      <text:p text:style-name="P4"><text:tab/><text:tab/>De acuerdo a la busqueda lista los usuarios encontrados , con enlaces para enviarle la solicitud.</text:p>
      <text:list xml:id="list89501984" text:continue-numbering="true" text:style-name="L1">
        <text:list-item>
          <text:list>
            <text:list-item>
              <text:list>
                <text:list-header>
                  <text:p text:style-name="P8"><text:s/></text:p>
                </text:list-header>
              </text:list>
            </text:list-item>
          </text:list>
        </text:list-item>
        <text:list-item>
          <text:p text:style-name="P8">Manejar notificaciones</text:p>
        </text:list-item>
      </text:list>
      <text:p text:style-name="P4"><text:tab/><text:tab/>Cuando te llega una solicitud o te aceptan una solicitud un manejador de <text:tab/><text:tab/><text:tab/><text:tab/>notificaciones te avisa <text:span text:style-name="T1">( incluirá <text:s/>a CU0009-Manejar Notificaciones).</text:span></text:p>
      <text:p text:style-name="P4"><text:tab/></text:p>
      <text:p text:style-name="P4"/>
      <text:p text:style-name="P4"><draw:line text:anchor-type="paragraph" draw:z-index="4" draw:style-name="gr1" draw:text-style-name="P14" svg:x1="6.449cm" svg:y1="0.405cm" svg:x2="6.158cm" svg:y2="0.59cm"><text:p/></draw:line></text:p>
      <text:p text:style-name="P4"><draw:ellipse text:anchor-type="paragraph" draw:z-index="3" draw:style-name="gr1" draw:text-style-name="P14" svg:width="0.927cm" svg:height="0.874cm" svg:x="5.946cm" svg:y="0.104cm"><text:p/></draw:ellipse><draw:line text:anchor-type="paragraph" draw:z-index="5" draw:style-name="gr1" draw:text-style-name="P14" svg:x1="6.158cm" svg:y1="0.105cm" svg:x2="6.528cm" svg:y2="0.29cm"><text:p/></draw:line></text:p>
      <text:p text:style-name="P3">Clase Control </text:p>
      <text:p text:style-name="P3"/>
      <text:p text:style-name="P3"/>
      <text:list xml:id="list1749866866" text:style-name="L2">
        <text:list-item>
          <text:p text:style-name="P9">Generador de busquedas</text:p>
          <text:list>
            <text:list-item>
              <text:list>
                <text:list-header>
                  <text:p text:style-name="P11">De acuerdo a lo que proporciona el usuario , el sistema genera una busqueda .</text:p>
                  <text:p text:style-name="P11"/>
                </text:list-header>
              </text:list>
            </text:list-item>
          </text:list>
        </text:list-item>
        <text:list-item>
          <text:p text:style-name="P9">Generar solicitud</text:p>
        </text:list-item>
      </text:list>
      <text:p text:style-name="P4"><text:tab/><text:tab/><text:span text:style-name="T1">Controlador encargado de preparar la solicitud con el emisor y receptor</text:span></text:p>
      <text:p text:style-name="P4"/>
      <text:list xml:id="list351957324" text:continue-numbering="true" text:style-name="L2">
        <text:list-item>
          <text:p text:style-name="P9">Procesar solicitud</text:p>
        </text:list-item>
      </text:list>
      <text:p text:style-name="P4"><text:tab/><text:tab/><text:span text:style-name="T1">Conecta los dos extremo es decir usuario y nuevo amigo , retorna la respuesta de <text:tab/><text:tab/>nuevo amigo.</text:span></text:p>
      <text:p text:style-name="P5"/>
      <text:p text:style-name="P5"/>
      <text:p text:style-name="P3"><draw:ellipse text:anchor-type="paragraph" draw:z-index="6" draw:style-name="gr1" draw:text-style-name="P14" svg:width="0.927cm" svg:height="0.874cm" svg:x="5.973cm" svg:y="0.014cm"><text:p/></draw:ellipse>Clase Entidad<text:tab/></text:p>
      <text:p text:style-name="P3"><draw:line text:anchor-type="paragraph" draw:z-index="7" draw:style-name="gr1" draw:text-style-name="P14" svg:x1="5.734cm" svg:y1="0.374cm" svg:x2="7.269cm" svg:y2="0.4cm"><text:p/></draw:line></text:p>
      <text:list xml:id="list1408151183" text:style-name="L3">
        <text:list-item>
          <text:p text:style-name="P12">Almacenar amistad</text:p>
        </text:list-item>
      </text:list>
      <text:p text:style-name="P6"><text:tab/><text:tab/><text:span text:style-name="T1">Nueva amistad creada en ambas cuenta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4T23:32:13</dc:date>
    <dc:creator>Jonathan </dc:creator>
    <meta:editing-duration>PT1H24M37S</meta:editing-duration>
    <meta:editing-cycles>6</meta:editing-cycles>
    <meta:generator>LibreOffice/3.3$Linux LibreOffice_project/330m19$Build-202</meta:generator>
    <meta:document-statistic meta:table-count="0" meta:image-count="0" meta:object-count="0" meta:page-count="1" meta:paragraph-count="21" meta:word-count="138" meta:character-count="871"/>
  </office:meta>
</office:document-meta>
</file>